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2" svg:font-family="Arial" style:font-family-generic="swiss"/>
    <style:font-face style:name="Arial,Bold" svg:font-family="'Arial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,Bold" fo:font-size="10pt" style:font-name-asian="Arial,Bold" style:font-size-asian="10pt" style:font-name-complex="Arial,Bold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Arial,Bold" fo:font-size="10pt" fo:font-weight="bold" style:font-name-asian="Arial,Bold" style:font-size-asian="10pt" style:font-weight-asian="bold" style:font-name-complex="Arial,Bold" style:font-size-complex="10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Arial,Bold" fo:font-size="10pt" fo:font-weight="normal" style:font-name-asian="Arial,Bold" style:font-size-asian="10pt" style:font-weight-asian="normal" style:font-name-complex="Arial,Bold" style:font-size-complex="10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Arial2" fo:font-size="10pt" style:font-name-asian="Arial2" style:font-size-asian="10pt" style:font-name-complex="Arial2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</style:style>
    <style:style style:name="P6" style:family="paragraph" style:parent-style-name="Standard" style:list-style-name="">
      <style:paragraph-properties fo:text-align="start" style:justify-single-word="false" fo:break-before="page" style:text-autospace="none"/>
      <style:text-properties style:font-name="Arial,Bold" fo:font-size="10pt" fo:font-weight="bold" style:font-name-asian="Arial,Bold" style:font-size-asian="10pt" style:font-weight-asian="bold" style:font-name-complex="Arial,Bold" style:font-size-complex="10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2" style:font-name-asian="Arial2" style:font-name-complex="Arial2"/>
    </style:style>
    <style:style style:name="T4" style:family="text">
      <style:text-properties style:font-name="Arial2" fo:font-weight="bold" style:font-name-asian="Arial2" style:font-weight-asian="bold" style:font-name-complex="Arial2" style:font-weight-complex="bold"/>
    </style:style>
    <style:style style:name="T5" style:family="text">
      <style:text-properties style:font-name="Arial2" fo:font-weight="normal" style:font-name-asian="Arial2" style:font-weight-asian="normal" style:font-name-complex="Arial2" style:font-weight-complex="normal"/>
    </style:style>
    <style:style style:name="T6" style:family="text">
      <style:text-properties style:font-name="Arial2" fo:font-size="10pt" style:font-name-asian="Arial2" style:font-size-asian="10pt" style:font-name-complex="Arial2" style:font-size-complex="10pt"/>
    </style:style>
    <style:style style:name="T7" style:family="text">
      <style:text-properties style:font-name="Arial2" fo:font-size="10pt" style:font-name-asian="Arial,Bold" style:font-size-asian="10pt" style:font-name-complex="Arial2" style:font-size-complex="10pt"/>
    </style:style>
    <style:style style:name="T8" style:family="text">
      <style:text-properties style:font-name="Arial,Bold" fo:font-size="10pt" fo:font-weight="bold" style:font-name-asian="Arial,Bold" style:font-size-asian="10pt" style:font-weight-asian="bold" style:font-name-complex="Arial,Bold" style:font-size-complex="10pt" style:font-weight-complex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ibjeppo Can Tool Sequences</text:p>
      <text:p text:style-name="Text_20_body"/>
      <text:p text:style-name="Text_20_body">Sequences for the 'Ninjeppo CAN Tool' are simple script to interact with CAN network.</text:p>
      <text:p text:style-name="Text_20_body">The form of script is quite simple</text:p>
      <text:p text:style-name="Text_20_body"/>
      <text:p text:style-name="Text_20_body">SEQUENCE &lt;name&gt;</text:p>
      <text:p text:style-name="Text_20_body">….</text:p>
      <text:p text:style-name="Text_20_body">….</text:p>
      <text:p text:style-name="Text_20_body">ENDSEQ</text:p>
      <text:p text:style-name="Text_20_body"/>
      <text:p text:style-name="Text_20_body">In order to perform different or repetitive tasks, sequences support LOOP / ENDLOOP and SELECT / CASE / ENDSEL statment</text:p>
      <text:p text:style-name="Text_20_body"/>
      <text:p text:style-name="Text_20_body">Example 1</text:p>
      <text:p text:style-name="Text_20_body">SEQUENCE send one message</text:p>
      <text:p text:style-name="Text_20_body">SENDMSG ID=1 DATA=1,2,3</text:p>
      <text:p text:style-name="Text_20_body">ENDSEQ</text:p>
      <text:p text:style-name="Text_20_body"/>
      <text:p text:style-name="Text_20_body">This simple script send a CAN message with ID=1, length=3 and data [1,2,3] on the bus.</text:p>
      <text:p text:style-name="Text_20_body"/>
      <text:p text:style-name="Text_20_body">Example 2</text:p>
      <text:p text:style-name="Text_20_body">SEQUENCE send my mesasges</text:p>
      <text:p text:style-name="Text_20_body">SENDMSG ID=1 DATA=1,2,3</text:p>
      <text:p text:style-name="Text_20_body">SENDMSG ID=2 DATA=1,2,3</text:p>
      <text:p text:style-name="Text_20_body">SENDMSG ID=3 DATA=1,2,3</text:p>
      <text:p text:style-name="Text_20_body">SENDMSG ID=4 DATA=1,2,3</text:p>
      <text:p text:style-name="Text_20_body">ENDSEQ</text:p>
      <text:p text:style-name="Text_20_body"/>
      <text:p text:style-name="Text_20_body">This simple script send a sequence of 4 CAN message with ID 1, 2, 3 ,4, length=3 and data [1,2,3]</text:p>
      <text:p text:style-name="Text_20_body"/>
      <text:p text:style-name="Text_20_body">SEQUENCE select case</text:p>
      <text:p text:style-name="Text_20_body">SELECT </text:p>
      <text:p text:style-name="Text_20_body">CASE ID=1</text:p>
      <text:p text:style-name="Text_20_body">CASE ID=2</text:p>
      <text:p text:style-name="Text_20_body">SENDMSG ID=3 DATA=1,2,3</text:p>
      <text:p text:style-name="Text_20_body">SENDMSG ID=4 DATA=1,2,3</text:p>
      <text:p text:style-name="Text_20_body">BREAK</text:p>
      <text:p text:style-name="Text_20_body">CASE ID=100</text:p>
      <text:p text:style-name="Text_20_body">SENDMSG ID=103 DATA=1,2,3</text:p>
      <text:p text:style-name="Text_20_body">SENDMSG ID=104 DATA=1,2,3</text:p>
      <text:p text:style-name="Text_20_body">BREAK</text:p>
      <text:p text:style-name="Text_20_body">DEFAULT</text:p>
      <text:p text:style-name="Text_20_body">SENDMSG ID=203 DATA=1,2,3</text:p>
      <text:p text:style-name="Text_20_body">SENDMSG ID=204 DATA=1,2,3</text:p>
      <text:p text:style-name="Text_20_body">ENDSEQ</text:p>
      <text:p text:style-name="Text_20_body"><text:soft-page-break/></text:p>
      <text:p text:style-name="Text_20_body">This simple script wait for a CAN message. If the massage has ID=1 or ID=2, regardless of payload the tool will send a sequence of two message (ID 2 and ID 3). If the message has ID=100, the tool will send a sequence of two message (ID 103 and ID 104). If the message <text:s/>has another ID <text:s/>script will fall into default condition an the tool will send two message (ID 203, ID 204).</text:p>
      <text:p text:style-name="Text_20_body"/>
      <text:p text:style-name="Text_20_body">we can run also some loops</text:p>
      <text:p text:style-name="Text_20_body"/>
      <text:p text:style-name="Text_20_body">SEQUENCE my loop </text:p>
      <text:p text:style-name="Text_20_body">LOOP FOREVER</text:p>
      <text:p text:style-name="Text_20_body">SENDMSG ID=1 </text:p>
      <text:p text:style-name="Text_20_body">ENDLOP</text:p>
      <text:p text:style-name="Text_20_body">ENDSEQ</text:p>
      <text:p text:style-name="Text_20_body"/>
      <text:p text:style-name="Text_20_body">this script will send an infinite sequence of message length 0 and ID 1</text:p>
      <text:p text:style-name="Text_20_body"/>
      <text:p text:style-name="Text_20_body">SEQUENCE complex</text:p>
      <text:p text:style-name="Text_20_body">LOOP FOREVER</text:p>
      <text:p text:style-name="Text_20_body">SENDMSG ID=1</text:p>
      <text:p text:style-name="Text_20_body">SELECT 100</text:p>
      <text:p text:style-name="Text_20_body">CASE ID=2</text:p>
      <text:p text:style-name="Text_20_body">EXITLOOP</text:p>
      <text:p text:style-name="Text_20_body">ENDSEL</text:p>
      <text:p text:style-name="Text_20_body">ENDLOOP</text:p>
      <text:p text:style-name="Text_20_body"/>
      <text:p text:style-name="Text_20_body">this script will send a messsage with ID=1 every 100ms until it will receive a message with ID=2. In this case it will exit form loop</text:p>
      <text:p text:style-name="Text_20_body"/>
      <text:p text:style-name="Text_20_body"/>
      <text:p text:style-name="Text_20_body"/>
      <text:p text:style-name="Title">Reference Guide</text:p>
      <text:p text:style-name="P1"><text:span text:style-name="T2">SEQUENCE </text:span><text:span text:style-name="T3">&lt;name&gt;</text:span></text:p>
      <text:p text:style-name="P4">Start of a sequence</text:p>
      <text:p text:style-name="P4"/>
      <text:p text:style-name="P1"><text:span text:style-name="T2">SENDMSG </text:span><text:span text:style-name="T5">ID=&lt;id&gt; D0=1 D1=2....</text:span></text:p>
      <text:p text:style-name="P2"><text:span text:style-name="T3">SENDMSG </text:span><text:span text:style-name="T5">ID=&lt;id&gt; DATA=1,2,3,4</text:span></text:p>
      <text:p text:style-name="P2"><text:span text:style-name="T5">Send a message on the bus</text:span></text:p>
      <text:p text:style-name="P2"><text:span text:style-name="T5"/></text:p>
      <text:p text:style-name="P1"><text:span text:style-name="T2">DELAY </text:span><text:span text:style-name="T3">&lt;timeout millisecondi&gt;</text:span></text:p>
      <text:p text:style-name="P4">Generic delay</text:p>
      <text:p text:style-name="P4"/>
      <text:p text:style-name="P1"><text:span text:style-name="T2">WAITMSG </text:span><text:span text:style-name="T5">ID=&lt;id&gt; [MASK-ID=&lt;mask&gt;] D0=1 D1=2 D3=3</text:span></text:p>
      <text:p text:style-name="P2"><text:span text:style-name="T3">WAITMSG</text:span><text:span text:style-name="T5"> ID=&lt;id&gt; [MASK-ID=&lt;mask&gt;] DATA=1,2,3,4</text:span></text:p>
      <text:p text:style-name="P4">Halt script waiting for a massage. You can specify also a MASK-ID= in the arguments. </text:p>
      <text:p text:style-name="P4"/>
      <text:p text:style-name="P5"><text:span text:style-name="T8">LOOP </text:span><text:span text:style-name="T6">&lt;count&gt; | FOREVER</text:span></text:p>
      <text:p text:style-name="P5"><text:span text:style-name="T7">Create a loop</text:span></text:p>
      <text:p text:style-name="P5"><text:span text:style-name="T7"/></text:p>
      <text:p text:style-name="P6">EXITLOOP</text:p>
      <text:p text:style-name="P4">Exit form a loop. Similar to BREAK in C language</text:p>
      <text:p text:style-name="P4"/>
      <text:p text:style-name="P2">ENDLOOP</text:p>
      <text:p text:style-name="P4">End of loop</text:p>
      <text:p text:style-name="P4"/>
      <text:p text:style-name="P1"><text:span text:style-name="T2">SELECT </text:span><text:span text:style-name="T3">[Timeout]</text:span></text:p>
      <text:p text:style-name="P3"><text:span text:style-name="T3">Start a select case branch</text:span></text:p>
      <text:p text:style-name="P1"><text:span text:style-name="T4"/></text:p>
      <text:p text:style-name="P1"><text:span text:style-name="T2">CASE </text:span><text:span text:style-name="T5">ID=&lt;id&gt; [MASK-ID=&lt;mask&gt;] D0=1 D1=2 D3=3</text:span></text:p>
      <text:p text:style-name="P2"><text:span text:style-name="T3">CASE </text:span><text:span text:style-name="T5">ID=&lt;id&gt; [MASK-ID=&lt;mask&gt;] DATA=1,2,3,4</text:span></text:p>
      <text:p text:style-name="P4"><text:span text:style-name="T3">Start a branch for selected message. You can specify also a MASK-ID= in the arguments. </text:span></text:p>
      <text:p text:style-name="P1"><text:span text:style-name="T4"/></text:p>
      <text:p text:style-name="P1"><text:span text:style-name="T2">DEFAULT</text:span></text:p>
      <text:p text:style-name="P3">Start a branch for other messagge</text:p>
      <text:p text:style-name="P3"/>
      <text:p text:style-name="P1"><text:span text:style-name="T2">EXPIRED</text:span></text:p>
      <text:p text:style-name="P3"><text:span text:style-name="T3">Start a branch when timeout expires</text:span></text:p>
      <text:p text:style-name="P3"><text:span text:style-name="T4"/></text:p>
      <text:p text:style-name="P2">BREAK</text:p>
      <text:p text:style-name="P3">Terminate a branch</text:p>
      <text:p text:style-name="P1"><text:span text:style-name="T4"/></text:p>
      <text:p text:style-name="P1"><text:span text:style-name="T2">ENDSEL</text:span></text:p>
      <text:p text:style-name="P4">End of SELECT statment</text:p>
      <text:p text:style-name="P4"/>
      <text:p text:style-name="P4"><text:span text:style-name="T2">PRINT</text:span> &lt;text&gt;</text:p>
      <text:p text:style-name="P4">Display text on user interface</text:p>
      <text:p text:style-name="P4"/>
      <text:p text:style-name="P2">ENDSEQ</text:p>
      <text:p text:style-name="P4">End of <text:s/>sequence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2" svg:font-family="Arial" style:font-family-generic="swiss"/>
    <style:font-face style:name="Arial,Bold" svg:font-family="'Arial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padding="0cm" fo:border="none" style:shadow="none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fo:padding="0cm" fo:border-left="none" fo:border-right="none" fo:border-top="0.018cm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Ninjeppo CAN Tool – Sequences manual</text:p>
      </style:header>
      <style:footer>
        <text:p text:style-name="Footer">V1.0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useppe Monteleone</meta:initial-creator>
    <meta:creation-date>2011-05-06T15:04:13.92</meta:creation-date>
    <dc:date>2011-05-06T17:21:19.96</dc:date>
    <dc:creator>Giuseppe Monteleone</dc:creator>
    <meta:editing-duration>PT00H46M56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3" meta:paragraph-count="89" meta:word-count="438" meta:character-count="2548"/>
  </office:meta>
</office:document-meta>
</file>